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Paragraphedeliste" style:master-page-name="MP0" style:list-style-name="LFO1" style:family="paragraph">
      <style:paragraph-properties fo:break-before="page"/>
    </style:style>
    <style:style style:name="P2" style:parent-style-name="Paragraphedeliste" style:list-style-name="LFO1" style:family="paragraph"/>
    <style:style style:name="P3" style:parent-style-name="Paragraphedeliste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Début noir</text:p>
        </text:list-item>
        <text:list-item>
          <text:p text:style-name="P2">Plan animé : SQL Odyssey: Lost Memories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aptiste bertout</meta:initial-creator>
    <dc:creator>baptiste bertout</dc:creator>
    <meta:creation-date>2023-05-14T16:05:00Z</meta:creation-date>
    <dc:date>2023-05-14T20:12:00Z</dc:date>
    <meta:template xlink:href="Normal.dotm" xlink:type="simple"/>
    <meta:editing-cycles>2</meta:editing-cycles>
    <meta:editing-duration>PT14820S</meta:editing-duration>
    <meta:document-statistic meta:page-count="1" meta:paragraph-count="1" meta:word-count="8" meta:character-count="51" meta:row-count="1" meta:non-whitespace-character-count="44"/>
  </office:meta>
</office:document-meta>
</file>